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BE2D5"/>
      <style:text-properties fo:color="#021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BE2D5" style:cell-protect="none" style:repeat-content="false"/>
      <style:paragraph-properties fo:text-align="center"/>
      <style:text-properties fo:color="#021FFF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BE2D5" style:cell-protect="none" style:repeat-content="false"/>
      <style:paragraph-properties fo:text-align="center"/>
      <style:text-properties fo:color="#021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BE2D5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BE2D5" style:cell-protect="none"/>
      <style:text-properties fo:color="#021FFF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BE2D5" style:cell-protect="none" style:repeat-content="false"/>
      <style:paragraph-properties fo:text-align="center"/>
      <style:text-properties fo:color="#021FFF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BE2D5" style:cell-protect="none"/>
      <style:text-properties fo:color="#021FFF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BE2D5" style:cell-protect="none" style:repeat-content="false"/>
      <style:paragraph-properties fo:text-align="center"/>
      <style:text-properties fo:color="#021FFF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BE2D5" style:cell-protect="none" style:repeat-content="false"/>
      <style:paragraph-properties fo:text-align="center"/>
      <style:text-properties fo:color="#021FF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BE2D5" style:cell-protect="none"/>
      <style:text-properties fo:color="#021FFF"/>
    </style:style>
    <style:style style:name="ce3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BE2D5" style:cell-protect="none" style:repeat-content="false"/>
      <style:paragraph-properties fo:text-align="center"/>
      <style:text-properties fo:color="#021FFF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BE2D5" style:repeat-content="false"/>
      <style:paragraph-properties fo:text-align="center"/>
    </style:style>
    <style:style style:name="ce3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37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BE2D5" style:repeat-content="false"/>
      <style:paragraph-properties fo:text-align="center"/>
    </style:style>
    <style:style style:name="ce38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</style:style>
    <style:style style:name="ce39" style:family="table-cell" style:parent-style-name="Default" style:data-style-name="N39">
      <style:table-cell-properties fo:border-top="none" fo:border-bottom="none" fo:border-left="none" fo:border-right="thin solid #000000" style:vertical-align="middle" fo:background-color="#FBE2D5" style:repeat-content="false"/>
      <style:paragraph-properties fo:text-align="center"/>
    </style:style>
    <style:style style:name="ce40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BE2D5" style:repeat-content="false"/>
      <style:paragraph-properties fo:text-align="center"/>
    </style:style>
    <style:style style:name="ce41" style:family="table-cell" style:parent-style-name="Default" style:data-style-name="N37">
      <style:table-cell-properties fo:border="thin solid #000000" style:vertical-align="middle" fo:background-color="#B5E6A2" style:repeat-content="false"/>
      <style:paragraph-properties fo:text-align="center"/>
    </style:style>
    <style:style style:name="ce4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B5E6A2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5E6A2"/>
      <style:text-properties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AF2D0"/>
      <style:text-properties fo:font-size="16pt" style:font-size-asian="16pt" style:font-size-complex="16pt"/>
    </style:style>
    <style:style style:name="ce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AF2D0" style:repeat-content="fals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 style:data-style-name="N36">
      <style:table-cell-properties fo:border-top="thin solid #000000" fo:border-bottom="none" fo:border-left="none" fo:border-right="thin solid #000000" style:vertical-align="middle" fo:background-color="#DAF2D0" style:repeat-content="false"/>
      <style:paragraph-properties fo:text-align="center"/>
      <style:text-properties fo:font-size="16pt" style:font-size-asian="16pt" style:font-size-complex="16p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AF2D0"/>
      <style:text-properties fo:font-size="16pt" style:font-size-asian="16pt" style:font-size-complex="16pt"/>
    </style:style>
    <style:style style:name="ce4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DAF2D0" style:repeat-content="false"/>
      <style:paragraph-properties fo:text-align="center"/>
      <style:text-properties fo:font-size="16pt" style:font-size-asian="16pt" style:font-size-complex="16pt"/>
    </style:style>
    <style:style style:name="ce49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DAF2D0" style:repeat-content="fals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BE2D5"/>
      <style:text-properties fo:color="#FF0000" fo:font-size="16pt" style:font-size-asian="16pt" style:font-size-complex="16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BE2D5" style:repeat-content="false"/>
      <style:paragraph-properties fo:text-align="center"/>
      <style:text-properties fo:color="#FF0000" fo:font-size="16pt" style:font-size-asian="16pt" style:font-size-complex="16pt"/>
    </style:style>
    <style:style style:name="ce54" style:family="table-cell" style:parent-style-name="Default" style:data-style-name="N0">
      <style:table-cell-properties style:vertical-align="middle" style:cell-protect="none"/>
    </style:style>
    <style:style style:name="ce55" style:family="table-cell" style:parent-style-name="Default" style:data-style-name="N0">
      <style:table-cell-properties style:vertical-align="middle" style:cell-protect="none"/>
      <style:text-properties fo:font-size="16pt" style:font-size-asian="16pt" style:font-size-complex="16pt"/>
    </style:style>
    <style:style style:name="ce56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000000"/>
    </style:style>
    <style:style style:name="ce5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middle" fo:background-color="#000000"/>
      <style:text-properties fo:font-size="16pt" style:font-size-asian="16pt" style:font-size-complex="16pt"/>
    </style:style>
    <style:style style:name="ce62" style:family="table-cell" style:parent-style-name="Default" style:data-style-name="N0">
      <style:table-cell-properties style:vertical-align="middle" fo:background-color="#000000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0C905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0C905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0C905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color="#021FFF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color="#021FFF" fo:font-weight="bold" style:font-weight-asian="bold" style:font-weight-complex="bold"/>
    </style:style>
    <style:style style:name="ce7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7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color="#021FFF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cell-protect="none"/>
      <style:text-properties fo:color="#021FFF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color="#021FFF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cell-protect="none"/>
      <style:text-properties fo:color="#021FFF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color="#021FFF"/>
    </style:style>
    <style:style style:name="ce7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color="#021FFF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7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8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color="#FF0000" fo:font-size="16pt" style:font-size-asian="16pt" style:font-size-complex="16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/>
    </style:style>
    <style:style style:name="ce8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86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87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88" style:family="table-cell" style:parent-style-name="Default" style:data-style-name="N39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89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/>
      <style:text-properties fo:font-size="16pt" style:font-size-asian="16pt" style:font-size-complex="16pt"/>
    </style:style>
    <style:style style:name="ce9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92" style:family="table-cell" style:parent-style-name="Default" style:data-style-name="N36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  <style:text-properties fo:font-size="16pt" style:font-size-asian="16pt" style:font-size-complex="16pt"/>
    </style:style>
    <style:style style:name="ce9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95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C905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C905"/>
      <style:text-properties fo:font-size="16pt" style:font-size-asian="16pt" style:font-size-complex="16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="thin solid #000000" style:vertical-align="middle" fo:background-color="#F0C905" style:repeat-content="false"/>
      <style:paragraph-properties fo:text-align="center"/>
    </style:style>
    <style:style style:name="ce10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F0C905" style:repeat-content="false"/>
      <style:paragraph-properties fo:text-align="center"/>
    </style:style>
    <style:style style:name="ce10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size="36pt" style:font-size-asian="36pt" style:font-size-complex="36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000000" fo:font-size="36pt" style:font-size-asian="36pt" style:font-size-complex="36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FFFFFF"/>
    </style:style>
    <style:style style:name="ce109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FFFFFF"/>
    </style:style>
    <style:style style:name="ce11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000000" style:vertical-align="middle" fo:background-color="#F0C905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7.6993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9.31333333333333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5.2916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5.9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49.5pt" style:use-optimal-row-height="fals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2"/>
        <table:table-column table:style-name="co1" table:number-columns-repeated="16374" table:default-cell-style-name="ce2"/>
        <table:table-row table:style-name="ro1">
          <table:table-cell table:style-name="ce2"/>
          <table:table-cell table:number-columns-repeated="3" table:style-name="ce60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4">
            <text:p>COST OF LIGHT CALCULATOR</text:p>
          </table:table-cell>
          <table:table-cell table:number-columns-repeated="2" table:style-name="ce60"/>
          <table:table-cell table:number-columns-repeated="16380" table:style-name="ce2"/>
        </table:table-row>
        <table:table-row table:number-rows-repeated="2" table:style-name="ro1">
          <table:table-cell table:style-name="ce2"/>
          <table:table-cell table:number-columns-repeated="3" table:style-name="ce60"/>
          <table:table-cell table:number-columns-repeated="16380" table:style-name="ce2"/>
        </table:table-row>
        <table:table-row table:style-name="ro1">
          <table:table-cell office:value-type="string" table:style-name="ce5">
            <text:p>YOUR PROJECT - SITE REQUIREMENTS</text:p>
          </table:table-cell>
          <table:table-cell table:style-name="ce6"/>
          <table:table-cell table:style-name="ce60"/>
          <table:table-cell office:value-type="string" table:style-name="ce7">
            <text:p>MAKE</text:p>
          </table:table-cell>
          <table:table-cell office:value-type="string" table:style-name="ce8">
            <text:p>SustainabLED</text:p>
          </table:table-cell>
          <table:table-cell office:value-type="string" table:style-name="ce8">
            <text:p>SustainabLED</text:p>
          </table:table-cell>
          <table:table-cell office:value-type="string" table:style-name="ce9">
            <text:p>OTHER 1</text:p>
          </table:table-cell>
          <table:table-cell office:value-type="string" table:style-name="ce9">
            <text:p>OTHER 2</text:p>
          </table:table-cell>
          <table:table-cell office:value-type="string" table:style-name="ce9">
            <text:p>OTHER 3</text:p>
          </table:table-cell>
          <table:table-cell office:value-type="string" table:style-name="ce9">
            <text:p>OTHER 4</text:p>
          </table:table-cell>
          <table:table-cell table:number-columns-repeated="16374"/>
        </table:table-row>
        <table:table-row table:style-name="ro1">
          <table:table-cell table:style-name="ce10"/>
          <table:table-cell table:style-name="ce11"/>
          <table:table-cell table:style-name="ce60"/>
          <table:table-cell office:value-type="string" table:style-name="ce12">
            <text:p>MODEL</text:p>
          </table:table-cell>
          <table:table-cell office:value-type="string" table:style-name="ce13">
            <text:p>SHB 240<text:s/></text:p>
          </table:table-cell>
          <table:table-cell office:value-type="string" table:style-name="ce13">
            <text:p>SHB 160</text:p>
          </table:table-cell>
          <table:table-cell table:number-columns-repeated="4" table:style-name="ce22"/>
          <table:table-cell table:number-columns-repeated="16374"/>
        </table:table-row>
        <table:table-row table:style-name="ro1">
          <table:table-cell office:value-type="string" table:style-name="ce28">
            <text:p>No of Lamps</text:p>
          </table:table-cell>
          <table:table-cell office:value-type="float" office:value="500" table:style-name="ce29">
            <text:p>500</text:p>
          </table:table-cell>
          <table:table-cell table:style-name="ce60"/>
          <table:table-cell office:value-type="string" table:style-name="ce14">
            <text:p>Wattage<text:s/></text:p>
          </table:table-cell>
          <table:table-cell office:value-type="float" office:value="240" table:style-name="ce15">
            <text:p>240</text:p>
          </table:table-cell>
          <table:table-cell office:value-type="float" office:value="160" table:style-name="ce15">
            <text:p>160</text:p>
          </table:table-cell>
          <table:table-cell office:value-type="float" office:value="200" table:style-name="ce23">
            <text:p>200</text:p>
          </table:table-cell>
          <table:table-cell office:value-type="float" office:value="200" table:style-name="ce23">
            <text:p>200</text:p>
          </table:table-cell>
          <table:table-cell office:value-type="float" office:value="240" table:style-name="ce23">
            <text:p>240</text:p>
          </table:table-cell>
          <table:table-cell office:value-type="float" office:value="250" table:style-name="ce23">
            <text:p>250</text:p>
          </table:table-cell>
          <table:table-cell table:number-columns-repeated="16374"/>
        </table:table-row>
        <table:table-row table:style-name="ro1">
          <table:table-cell office:value-type="string" table:style-name="ce30">
            <text:p>No of Hours per day</text:p>
          </table:table-cell>
          <table:table-cell office:value-type="float" office:value="20" table:style-name="ce31">
            <text:p>20</text:p>
          </table:table-cell>
          <table:table-cell table:style-name="ce60"/>
          <table:table-cell office:value-type="string" table:style-name="ce14">
            <text:p>Efficacy (Lm/W)</text:p>
          </table:table-cell>
          <table:table-cell office:value-type="float" office:value="204" table:style-name="ce15">
            <text:p>204</text:p>
          </table:table-cell>
          <table:table-cell office:value-type="float" office:value="198" table:style-name="ce15">
            <text:p>198</text:p>
          </table:table-cell>
          <table:table-cell office:value-type="float" office:value="120" table:style-name="ce23">
            <text:p>120</text:p>
          </table:table-cell>
          <table:table-cell office:value-type="float" office:value="160" table:style-name="ce23">
            <text:p>160</text:p>
          </table:table-cell>
          <table:table-cell office:value-type="float" office:value="160" table:style-name="ce23">
            <text:p>160</text:p>
          </table:table-cell>
          <table:table-cell office:value-type="float" office:value="180" table:style-name="ce23">
            <text:p>180</text:p>
          </table:table-cell>
          <table:table-cell table:number-columns-repeated="16374"/>
        </table:table-row>
        <table:table-row table:style-name="ro1">
          <table:table-cell office:value-type="string" table:style-name="ce30">
            <text:p>Lumens Required from each lamp</text:p>
          </table:table-cell>
          <table:table-cell office:value-type="float" office:value="35000" table:style-name="ce32">
            <text:p>35,000</text:p>
          </table:table-cell>
          <table:table-cell table:style-name="ce60"/>
          <table:table-cell office:value-type="string" table:style-name="ce14">
            <text:p>CAPITAL COST OF 1 LAMP</text:p>
          </table:table-cell>
          <table:table-cell office:value-type="float" office:value="140" table:style-name="ce16">
            <text:p>€140.00</text:p>
          </table:table-cell>
          <table:table-cell office:value-type="float" office:value="102" table:style-name="ce16">
            <text:p>€102.00</text:p>
          </table:table-cell>
          <table:table-cell office:value-type="float" office:value="60" table:style-name="ce24">
            <text:p>€60.00</text:p>
          </table:table-cell>
          <table:table-cell office:value-type="float" office:value="90" table:style-name="ce24">
            <text:p>€90.00</text:p>
          </table:table-cell>
          <table:table-cell office:value-type="float" office:value="50" table:style-name="ce24">
            <text:p>€50.00</text:p>
          </table:table-cell>
          <table:table-cell office:value-type="float" office:value="160" table:style-name="ce24">
            <text:p>€160.00</text:p>
          </table:table-cell>
          <table:table-cell table:number-columns-repeated="16374"/>
        </table:table-row>
        <table:table-row table:style-name="ro1">
          <table:table-cell office:value-type="string" table:style-name="ce33">
            <text:p>ENERGY COST IN YOUR COUNTRY (1Kwh)</text:p>
          </table:table-cell>
          <table:table-cell office:value-type="currency" office:value="0.3" table:style-name="ce34">
            <text:p>$0.30</text:p>
          </table:table-cell>
          <table:table-cell table:style-name="ce60"/>
          <table:table-cell office:value-type="string" table:style-name="ce17">
            <text:p>SITE REQUIREMENTS</text:p>
          </table:table-cell>
          <table:table-cell table:number-columns-repeated="2" table:style-name="ce18"/>
          <table:table-cell table:number-columns-repeated="4" table:style-name="ce19"/>
          <table:table-cell table:number-columns-repeated="16374"/>
        </table:table-row>
        <table:table-row table:style-name="ro1">
          <table:table-cell table:style-name="ce2"/>
          <table:table-cell table:number-columns-repeated="2" table:style-name="ce60"/>
          <table:table-cell office:value-type="string" table:style-name="ce25">
            <text:p>No of Lamps</text:p>
          </table:table-cell>
          <table:table-cell office:value-type="float" office:value="500" table:formula="of:=[.$B$7]" table:style-name="ce15">
            <text:p>500</text:p>
          </table:table-cell>
          <table:table-cell office:value-type="float" office:value="500" table:formula="of:=[.$B$7]" table:style-name="ce15">
            <text:p>500</text:p>
          </table:table-cell>
          <table:table-cell office:value-type="float" office:value="500" table:formula="of:=[.$B$7]" table:style-name="ce15">
            <text:p>500</text:p>
          </table:table-cell>
          <table:table-cell office:value-type="float" office:value="500" table:formula="of:=[.$B$7]" table:style-name="ce15">
            <text:p>500</text:p>
          </table:table-cell>
          <table:table-cell office:value-type="float" office:value="500" table:formula="of:=[.$B$7]" table:style-name="ce15">
            <text:p>500</text:p>
          </table:table-cell>
          <table:table-cell office:value-type="float" office:value="500" table:formula="of:=[.$B$7]" table:style-name="ce15">
            <text:p>500</text:p>
          </table:table-cell>
          <table:table-cell table:number-columns-repeated="16374"/>
        </table:table-row>
        <table:table-row table:style-name="ro1">
          <table:table-cell table:style-name="ce54"/>
          <table:table-cell table:number-columns-repeated="2" table:style-name="ce60"/>
          <table:table-cell office:value-type="string" table:style-name="ce25">
            <text:p>No of Hours per day</text:p>
          </table:table-cell>
          <table:table-cell office:value-type="float" office:value="20" table:formula="of:=[.$B$8]" table:style-name="ce15">
            <text:p>20</text:p>
          </table:table-cell>
          <table:table-cell office:value-type="float" office:value="20" table:formula="of:=[.$B$8]" table:style-name="ce15">
            <text:p>20</text:p>
          </table:table-cell>
          <table:table-cell office:value-type="float" office:value="20" table:formula="of:=[.$B$8]" table:style-name="ce15">
            <text:p>20</text:p>
          </table:table-cell>
          <table:table-cell office:value-type="float" office:value="20" table:formula="of:=[.$B$8]" table:style-name="ce15">
            <text:p>20</text:p>
          </table:table-cell>
          <table:table-cell office:value-type="float" office:value="20" table:formula="of:=[.$B$8]" table:style-name="ce15">
            <text:p>20</text:p>
          </table:table-cell>
          <table:table-cell office:value-type="float" office:value="20" table:formula="of:=[.$B$8]" table:style-name="ce15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AT SUSTAINABLED, WE CALCULATE THE COST OF LIGHT -<text:s/></text:p>
          </table:table-cell>
          <table:table-cell table:number-columns-repeated="2" table:style-name="ce60"/>
          <table:table-cell office:value-type="string" table:style-name="ce25">
            <text:p>Lumens Required from each lamp</text:p>
          </table:table-cell>
          <table:table-cell office:value-type="float" office:value="35000" table:formula="of:=[.$B$9]" table:style-name="ce26">
            <text:p>35,000</text:p>
          </table:table-cell>
          <table:table-cell office:value-type="float" office:value="35000" table:formula="of:=[.$B$9]" table:style-name="ce26">
            <text:p>35,000</text:p>
          </table:table-cell>
          <table:table-cell office:value-type="float" office:value="35000" table:formula="of:=[.$B$9]" table:style-name="ce26">
            <text:p>35,000</text:p>
          </table:table-cell>
          <table:table-cell office:value-type="float" office:value="35000" table:formula="of:=[.$B$9]" table:style-name="ce26">
            <text:p>35,000</text:p>
          </table:table-cell>
          <table:table-cell office:value-type="float" office:value="35000" table:formula="of:=[.$B$9]" table:style-name="ce26">
            <text:p>35,000</text:p>
          </table:table-cell>
          <table:table-cell office:value-type="float" office:value="35000" table:formula="of:=[.$B$9]" table:style-name="ce26">
            <text:p>35,000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YOU PAY THE COST OF WATTS<text:s/></text:p>
          </table:table-cell>
          <table:table-cell table:number-columns-repeated="2" table:style-name="ce60"/>
          <table:table-cell office:value-type="string" table:style-name="ce25">
            <text:p>ENERGY COST IN YOUR COUNTRY (1Kwh)</text:p>
          </table:table-cell>
          <table:table-cell office:value-type="currency" office:value="0.3" table:formula="of:=[.$B$10]" table:style-name="ce27">
            <text:p>$0.30</text:p>
          </table:table-cell>
          <table:table-cell office:value-type="currency" office:value="0.3" table:formula="of:=[.$B$10]" table:style-name="ce27">
            <text:p>$0.30</text:p>
          </table:table-cell>
          <table:table-cell office:value-type="currency" office:value="0.3" table:formula="of:=[.$B$10]" table:style-name="ce27">
            <text:p>$0.30</text:p>
          </table:table-cell>
          <table:table-cell office:value-type="currency" office:value="0.3" table:formula="of:=[.$B$10]" table:style-name="ce27">
            <text:p>$0.30</text:p>
          </table:table-cell>
          <table:table-cell office:value-type="currency" office:value="0.3" table:formula="of:=[.$B$10]" table:style-name="ce27">
            <text:p>$0.30</text:p>
          </table:table-cell>
          <table:table-cell office:value-type="currency" office:value="0.3" table:formula="of:=[.$B$10]" table:style-name="ce27">
            <text:p>$0.30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BUT DIFFERENT LAMPS GIVE DIFFERENT LIGHT OUTPUT</text:p>
          </table:table-cell>
          <table:table-cell table:number-columns-repeated="2" table:style-name="ce60"/>
          <table:table-cell office:value-type="string" table:style-name="ce17">
            <text:p>YOUR CALCULATED COMPARISON COSTS</text:p>
          </table:table-cell>
          <table:table-cell table:number-columns-repeated="2" table:style-name="ce20"/>
          <table:table-cell table:number-columns-repeated="4" table:style-name="ce21"/>
          <table:table-cell table:number-columns-repeated="16374"/>
        </table:table-row>
        <table:table-row table:style-name="ro1">
          <table:table-cell office:value-type="string" table:style-name="ce54">
            <text:p>THIS CALCULATOR HELPS YOU MAKE GOOD CHOICES</text:p>
          </table:table-cell>
          <table:table-cell table:number-columns-repeated="2" table:style-name="ce60"/>
          <table:table-cell office:value-type="string" table:style-name="ce25">
            <text:p>Total Light Output of this lamp</text:p>
          </table:table-cell>
          <table:table-cell office:value-type="float" office:value="48960" table:formula="of:=[.E7]*[.E8]" table:style-name="ce15">
            <text:p>48960</text:p>
          </table:table-cell>
          <table:table-cell office:value-type="float" office:value="31680" table:formula="of:=[.F7]*[.F8]" table:style-name="ce15">
            <text:p>31680</text:p>
          </table:table-cell>
          <table:table-cell office:value-type="float" office:value="24000" table:formula="of:=[.G7]*[.G8]" table:style-name="ce35">
            <text:p>24000</text:p>
          </table:table-cell>
          <table:table-cell office:value-type="float" office:value="32000" table:formula="of:=[.H7]*[.H8]" table:style-name="ce35">
            <text:p>32000</text:p>
          </table:table-cell>
          <table:table-cell office:value-type="float" office:value="38400" table:formula="of:=[.I7]*[.I8]" table:style-name="ce35">
            <text:p>38400</text:p>
          </table:table-cell>
          <table:table-cell office:value-type="float" office:value="45000" table:formula="of:=[.J7]*[.J8]" table:style-name="ce35">
            <text:p>45000</text:p>
          </table:table-cell>
          <table:table-cell table:number-columns-repeated="16374"/>
        </table:table-row>
        <table:table-row table:style-name="ro1">
          <table:table-cell table:style-name="ce55"/>
          <table:table-cell table:number-columns-repeated="2" table:style-name="ce51"/>
          <table:table-cell office:value-type="string" table:style-name="ce52">
            <text:p>SUITABILITY OF THIS LAMP FOR PROJECT</text:p>
          </table:table-cell>
          <table:table-cell office:value-type="string" office:string-value="OKAY" table:formula="of:=IF([.E16]&gt;[.E13];&quot;OKAY&quot;;&quot;NOT SUITABLE&quot;)" table:style-name="ce53">
            <text:p>OKAY</text:p>
          </table:table-cell>
          <table:table-cell office:value-type="string" office:string-value="NOT SUITABLE" table:formula="of:=IF([.F16]&gt;[.F13];&quot;OKAY&quot;;&quot;NOT SUITABLE&quot;)" table:style-name="ce53">
            <text:p>NOT SUITABLE</text:p>
          </table:table-cell>
          <table:table-cell office:value-type="string" office:string-value="NOT SUITABLE" table:formula="of:=IF([.G16]&gt;[.G13];&quot;OKAY&quot;;&quot;NOT SUITABLE&quot;)" table:style-name="ce53">
            <text:p>NOT SUITABLE</text:p>
          </table:table-cell>
          <table:table-cell office:value-type="string" office:string-value="NOT SUITABLE" table:formula="of:=IF([.H16]&gt;[.H13];&quot;OKAY&quot;;&quot;NOT SUITABLE&quot;)" table:style-name="ce53">
            <text:p>NOT SUITABLE</text:p>
          </table:table-cell>
          <table:table-cell office:value-type="string" office:string-value="OKAY" table:formula="of:=IF([.I16]&gt;[.I13];&quot;OKAY&quot;;&quot;NOT SUITABLE&quot;)" table:style-name="ce53">
            <text:p>OKAY</text:p>
          </table:table-cell>
          <table:table-cell office:value-type="string" office:string-value="OKAY" table:formula="of:=IF([.J16]&gt;[.J13];&quot;OKAY&quot;;&quot;NOT SUITABLE&quot;)" table:style-name="ce53">
            <text:p>OKAY</text:p>
          </table:table-cell>
          <table:table-cell table:number-columns-repeated="16374" table:style-name="ce50"/>
        </table:table-row>
        <table:table-row table:style-name="ro1">
          <table:table-cell table:style-name="ce54"/>
          <table:table-cell table:number-columns-repeated="2" table:style-name="ce60"/>
          <table:table-cell office:value-type="string" table:style-name="ce25">
            <text:p>Cost per 1000 Lm/Hour</text:p>
          </table:table-cell>
          <table:table-cell office:value-type="currency" office:value="1.4705882352941174E-3" table:formula="of:=([.E14]*[.E7]/1000)/([.E16]/1000)" table:style-name="ce36">
            <text:p>$0.00147</text:p>
          </table:table-cell>
          <table:table-cell office:value-type="currency" office:value="1.5151515151515152E-3" table:formula="of:=([.F14]*[.F7]/1000)/([.F16]/1000)" table:style-name="ce36">
            <text:p>$0.00152</text:p>
          </table:table-cell>
          <table:table-cell office:value-type="currency" office:value="2.5000000000000001E-3" table:formula="of:=IFERROR(([.G14]*[.G7]/1000)/([.G16]/1000);0)" table:style-name="ce37">
            <text:p>$0.00250</text:p>
          </table:table-cell>
          <table:table-cell office:value-type="currency" office:value="1.8749999999999999E-3" table:formula="of:=IFERROR(([.H14]*[.H7]/1000)/([.H16]/1000);0)" table:style-name="ce37">
            <text:p>$0.00188</text:p>
          </table:table-cell>
          <table:table-cell office:value-type="currency" office:value="1.8749999999999999E-3" table:formula="of:=IFERROR(([.I14]*[.I7]/1000)/([.I16]/1000);0)" table:style-name="ce37">
            <text:p>$0.00188</text:p>
          </table:table-cell>
          <table:table-cell office:value-type="currency" office:value="1.6666666666666666E-3" table:formula="of:=IFERROR(([.J14]*[.J7]/1000)/([.J16]/1000);0)" table:style-name="ce37">
            <text:p>$0.00167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ADVANTAGES OF QUALITY</text:p>
          </table:table-cell>
          <table:table-cell table:number-columns-repeated="2" table:style-name="ce60"/>
          <table:table-cell office:value-type="string" table:style-name="ce25">
            <text:p>Cost per 30,000 Lm</text:p>
          </table:table-cell>
          <table:table-cell office:value-type="currency" office:value="5.1470588235294108E-2" table:formula="of:=[.E18]*([.E13]/1000)" table:style-name="ce38">
            <text:p>$0.0515</text:p>
          </table:table-cell>
          <table:table-cell office:value-type="currency" office:value="5.3030303030303032E-2" table:formula="of:=[.F18]*([.F13]/1000)" table:style-name="ce38">
            <text:p>$0.0530</text:p>
          </table:table-cell>
          <table:table-cell office:value-type="currency" office:value="8.7500000000000008E-2" table:formula="of:=[.G18]*([.G13]/1000)" table:style-name="ce39">
            <text:p>$0.0875</text:p>
          </table:table-cell>
          <table:table-cell office:value-type="currency" office:value="6.5625000000000003E-2" table:formula="of:=[.H18]*([.H13]/1000)" table:style-name="ce39">
            <text:p>$0.0656</text:p>
          </table:table-cell>
          <table:table-cell office:value-type="currency" office:value="6.5625000000000003E-2" table:formula="of:=[.I18]*([.I13]/1000)" table:style-name="ce39">
            <text:p>$0.0656</text:p>
          </table:table-cell>
          <table:table-cell office:value-type="currency" office:value="5.8333333333333327E-2" table:formula="of:=[.J18]*([.J13]/1000)" table:style-name="ce39">
            <text:p>$0.0583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IMAGINE YOUR CAR RUNNING FLAT OUT AT FULL REVS</text:p>
          </table:table-cell>
          <table:table-cell table:number-columns-repeated="2" table:style-name="ce60"/>
          <table:table-cell office:value-type="string" table:style-name="ce25">
            <text:p>ENERGY COST OF SITE PER DAY</text:p>
          </table:table-cell>
          <table:table-cell office:value-type="currency" office:value="514.7058823529411" table:formula="of:=[.E12]*[.E11]*[.E19]" table:style-name="ce27">
            <text:p>$514.71</text:p>
          </table:table-cell>
          <table:table-cell office:value-type="currency" office:value="530.30303030303037" table:formula="of:=[.F12]*[.F11]*[.F19]" table:style-name="ce27">
            <text:p>$530.30</text:p>
          </table:table-cell>
          <table:table-cell office:value-type="currency" office:value="875.00000000000011" table:formula="of:=[.G12]*[.G11]*[.G19]" table:style-name="ce40">
            <text:p>$875.00</text:p>
          </table:table-cell>
          <table:table-cell office:value-type="currency" office:value="656.25" table:formula="of:=[.H12]*[.H11]*[.H19]" table:style-name="ce40">
            <text:p>$656.25</text:p>
          </table:table-cell>
          <table:table-cell office:value-type="currency" office:value="656.25" table:formula="of:=[.I12]*[.I11]*[.I19]" table:style-name="ce40">
            <text:p>$656.25</text:p>
          </table:table-cell>
          <table:table-cell office:value-type="currency" office:value="583.33333333333326" table:formula="of:=[.J12]*[.J11]*[.J19]" table:style-name="ce40">
            <text:p>$583.33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THE LIFE SPAN OF THE CAR WILL BE REDUCED</text:p>
          </table:table-cell>
          <table:table-cell table:number-columns-repeated="2" table:style-name="ce60"/>
          <table:table-cell office:value-type="string" table:style-name="ce25">
            <text:p>ENERGY COST OF SITE PER YEAR</text:p>
          </table:table-cell>
          <table:table-cell office:value-type="currency" office:value="187867.6470588235" table:formula="of:=[.E20]*365" table:style-name="ce27">
            <text:p>$187,867.65</text:p>
          </table:table-cell>
          <table:table-cell office:value-type="currency" office:value="193560.60606060608" table:formula="of:=[.F20]*365" table:style-name="ce27">
            <text:p>$193,560.61</text:p>
          </table:table-cell>
          <table:table-cell office:value-type="currency" office:value="319375.00000000006" table:formula="of:=[.G20]*365" table:style-name="ce40">
            <text:p>$319,375.00</text:p>
          </table:table-cell>
          <table:table-cell office:value-type="currency" office:value="239531.25" table:formula="of:=[.H20]*365" table:style-name="ce40">
            <text:p>$239,531.25</text:p>
          </table:table-cell>
          <table:table-cell office:value-type="currency" office:value="239531.25" table:formula="of:=[.I20]*365" table:style-name="ce40">
            <text:p>$239,531.25</text:p>
          </table:table-cell>
          <table:table-cell office:value-type="currency" office:value="212916.66666666663" table:formula="of:=[.J20]*365" table:style-name="ce40">
            <text:p>$212,916.67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NOW IMAGINE YOUR CAR RUNNING AT 30% REVS</text:p>
          </table:table-cell>
          <table:table-cell table:number-columns-repeated="2" table:style-name="ce60"/>
          <table:table-cell office:value-type="string" table:style-name="ce25">
            <text:p>ENERGY COST OF SITE PER 5 YEARS</text:p>
          </table:table-cell>
          <table:table-cell office:value-type="currency" office:value="939338.23529411748" table:formula="of:=[.E21]*5" table:style-name="ce27">
            <text:p>$939,338.24</text:p>
          </table:table-cell>
          <table:table-cell office:value-type="currency" office:value="967803.03030303039" table:formula="of:=[.F21]*5" table:style-name="ce27">
            <text:p>$967,803.03</text:p>
          </table:table-cell>
          <table:table-cell office:value-type="currency" office:value="1596875.0000000002" table:formula="of:=[.G21]*5" table:style-name="ce40">
            <text:p>$1,596,875.00</text:p>
          </table:table-cell>
          <table:table-cell office:value-type="currency" office:value="1197656.25" table:formula="of:=[.H21]*5" table:style-name="ce40">
            <text:p>$1,197,656.25</text:p>
          </table:table-cell>
          <table:table-cell office:value-type="currency" office:value="1197656.25" table:formula="of:=[.I21]*5" table:style-name="ce40">
            <text:p>$1,197,656.25</text:p>
          </table:table-cell>
          <table:table-cell office:value-type="currency" office:value="1064583.333333333" table:formula="of:=[.J21]*5" table:style-name="ce40">
            <text:p>$1,064,583.33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THE LIFE SPAN OF THE CAR WILL BE DRAMATICALLY INCREASED</text:p>
          </table:table-cell>
          <table:table-cell table:number-columns-repeated="2" table:style-name="ce60"/>
          <table:table-cell office:value-type="string" table:style-name="ce43">
            <text:p>THE BOTTOM LINE</text:p>
          </table:table-cell>
          <table:table-cell table:number-columns-repeated="2" table:style-name="ce41"/>
          <table:table-cell table:number-columns-repeated="4" table:style-name="ce42"/>
          <table:table-cell table:number-columns-repeated="16374"/>
        </table:table-row>
        <table:table-row table:style-name="ro2">
          <table:table-cell office:value-type="string" table:style-name="ce54">
            <text:p>OUR LAMPS RUN AT 30% OF FULL POWER</text:p>
          </table:table-cell>
          <table:table-cell table:number-columns-repeated="2" table:style-name="ce60"/>
          <table:table-cell office:value-type="string" table:style-name="ce44">
            <text:p>CAPITAL COST OF ALL LAMPS</text:p>
          </table:table-cell>
          <table:table-cell office:value-type="float" office:value="70000" table:formula="of:=[.E9]*[.E11]" table:style-name="ce45">
            <text:p>€70,000.00</text:p>
          </table:table-cell>
          <table:table-cell office:value-type="float" office:value="51000" table:formula="of:=[.F9]*[.F11]" table:style-name="ce45">
            <text:p>€51,000.00</text:p>
          </table:table-cell>
          <table:table-cell office:value-type="float" office:value="30000" table:formula="of:=[.G9]*[.G11]" table:style-name="ce46">
            <text:p>€30,000.00</text:p>
          </table:table-cell>
          <table:table-cell office:value-type="float" office:value="45000" table:formula="of:=[.H9]*[.H11]" table:style-name="ce46">
            <text:p>€45,000.00</text:p>
          </table:table-cell>
          <table:table-cell office:value-type="float" office:value="25000" table:formula="of:=[.I9]*[.I11]" table:style-name="ce46">
            <text:p>€25,000.00</text:p>
          </table:table-cell>
          <table:table-cell office:value-type="float" office:value="80000" table:formula="of:=[.J9]*[.J11]" table:style-name="ce46">
            <text:p>€80,000.00</text:p>
          </table:table-cell>
          <table:table-cell table:number-columns-repeated="16374"/>
        </table:table-row>
        <table:table-row table:style-name="ro2">
          <table:table-cell office:value-type="string" table:style-name="ce54">
            <text:p>THEY RUN COOL</text:p>
          </table:table-cell>
          <table:table-cell table:number-columns-repeated="2" table:style-name="ce60"/>
          <table:table-cell office:value-type="string" table:style-name="ce47">
            <text:p>CAPITAL COST + ENERGY COSTS FOR 5 YEARS</text:p>
          </table:table-cell>
          <table:table-cell office:value-type="currency" office:value="1009338.2352941175" table:formula="of:=[.E24]+[.E22]" table:style-name="ce48">
            <text:p>$1,009,338.24</text:p>
          </table:table-cell>
          <table:table-cell office:value-type="currency" office:value="1018803.0303030304" table:formula="of:=[.F24]+[.F22]" table:style-name="ce48">
            <text:p>$1,018,803.03</text:p>
          </table:table-cell>
          <table:table-cell office:value-type="currency" office:value="1626875.0000000002" table:formula="of:=[.G24]+[.G22]" table:style-name="ce49">
            <text:p>$1,626,875.00</text:p>
          </table:table-cell>
          <table:table-cell office:value-type="currency" office:value="1242656.25" table:formula="of:=[.H24]+[.H22]" table:style-name="ce49">
            <text:p>$1,242,656.25</text:p>
          </table:table-cell>
          <table:table-cell office:value-type="currency" office:value="1222656.25" table:formula="of:=[.I24]+[.I22]" table:style-name="ce49">
            <text:p>$1,222,656.25</text:p>
          </table:table-cell>
          <table:table-cell office:value-type="currency" office:value="1144583.333333333" table:formula="of:=[.J24]+[.J22]" table:style-name="ce49">
            <text:p>$1,144,583.33</text:p>
          </table:table-cell>
          <table:table-cell table:number-columns-repeated="16374"/>
        </table:table-row>
        <table:table-row table:style-name="ro1">
          <table:table-cell office:value-type="string" table:style-name="ce54">
            <text:p>THE WARRANTY IS 8 YEARS</text:p>
          </table:table-cell>
          <table:table-cell table:number-columns-repeated="3" table:style-name="ce60"/>
          <table:table-cell table:number-columns-repeated="16380" table:style-name="ce2"/>
        </table:table-row>
        <table:table-row table:style-name="ro1">
          <table:table-cell office:value-type="string" table:style-name="ce54">
            <text:p>THE LAMPS ARE EVEN RENEWABLE AT THIS STAGE - VASTLY REDUCED COST</text:p>
          </table:table-cell>
          <table:table-cell table:number-columns-repeated="3" table:style-name="ce60"/>
          <table:table-cell table:number-columns-repeated="16380" table:style-name="ce2"/>
        </table:table-row>
        <table:table-row table:style-name="ro1">
          <table:table-cell office:value-type="string" table:style-name="ce54">
            <text:p>NO NEED TO BUY NEW LAMPS - JUST REPLACE THE PARTS AT A FRACTION OF THE COST</text:p>
          </table:table-cell>
          <table:table-cell table:number-columns-repeated="3" table:style-name="ce60"/>
          <table:table-cell table:number-columns-repeated="16380" table:style-name="ce2"/>
        </table:table-row>
        <table:table-row table:number-rows-repeated="2" table:style-name="ro1">
          <table:table-cell table:style-name="ce54"/>
          <table:table-cell table:number-columns-repeated="3" table:style-name="ce60"/>
          <table:table-cell table:number-columns-repeated="16380" table:style-name="ce2"/>
        </table:table-row>
        <table:table-row table:number-rows-repeated="2" table:style-name="ro1">
          <table:table-cell table:style-name="ce2"/>
          <table:table-cell table:number-columns-repeated="3" table:style-name="ce60"/>
          <table:table-cell table:number-columns-repeated="16380" table:style-name="ce2"/>
        </table:table-row>
        <table:table-row table:number-rows-repeated="63" table:style-name="ro1">
          <table:table-cell table:number-columns-repeated="16384"/>
        </table:table-row>
        <table:table-row table:number-rows-repeated="1048481" table:style-name="ro3">
          <table:table-cell table:number-columns-repeated="16384"/>
        </table:table-row>
      </table:table>
      <table:table table:name="Sheet2" table:style-name="ta1">
        <table:table-column table:style-name="co6" table:default-cell-style-name="ce58"/>
        <table:table-column table:style-name="co6" table:default-cell-style-name="ce59"/>
        <table:table-column table:style-name="co3" table:default-cell-style-name="ce59" table:visibility="collapse"/>
        <table:table-column table:style-name="co7" table:default-cell-style-name="ce3"/>
        <table:table-column table:style-name="co5" table:number-columns-repeated="4" table:default-cell-style-name="ce2"/>
        <table:table-column table:style-name="co8" table:default-cell-style-name="ce58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6371" table:default-cell-style-name="ce2" table:visibility="collapse"/>
        <table:table-row table:style-name="ro4">
          <table:table-cell table:number-columns-spanned="3" table:number-rows-spanned="26" table:style-name="ce106"/>
          <table:covered-table-cell table:number-columns-repeated="2"/>
          <table:table-cell office:value-type="string" table:number-columns-spanned="5" table:number-rows-spanned="3" table:style-name="ce104">
            <text:p>COST OF LIGHT CALCULATOR</text:p>
          </table:table-cell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3" table:style-name="ce58"/>
          <table:table-cell table:style-name="ce62"/>
          <table:table-cell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number-columns-spanned="5" table:number-rows-spanned="2" table:style-name="ce110">
            <text:p>AT SUSTAINABLED, WE CALCULATE THE COST OF LIGHT. YOU PAY THE COST OF WATTS <text:s/>BUT DIFFERENT LAMPS GIVE DIFFERENT LIGHT OUTPUTS THIS CALCULATOR HELPS YOU MAKE THE BEST CHOICE</text:p>
          </table:table-cell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style-name="ro5"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63">
            <text:p>MAKE</text:p>
          </table:table-cell>
          <table:table-cell office:value-type="string" table:style-name="ce64">
            <text:p>SustainabLED</text:p>
          </table:table-cell>
          <table:table-cell office:value-type="string" table:style-name="ce64">
            <text:p>SustainabLED</text:p>
          </table:table-cell>
          <table:table-cell office:value-type="string" table:style-name="ce103">
            <text:p>OTHERS</text:p>
          </table:table-cell>
          <table:table-cell office:value-type="string" table:style-name="ce103">
            <text:p>OTHER 2</text:p>
          </table:table-cell>
          <table:table-cell table:style-name="ce58"/>
          <table:table-cell office:value-type="string" table:number-columns-spanned="2" table:number-rows-spanned="2" table:style-name="ce117">
            <text:p>YOUR PROJECT SITE REQUIREMENTS</text:p>
          </table:table-cell>
          <table:covered-table-cell/>
          <table:table-cell table:number-columns-repeated="2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65">
            <text:p>MODEL</text:p>
          </table:table-cell>
          <table:table-cell office:value-type="string" table:style-name="ce66">
            <text:p>SHB 240<text:s/></text:p>
          </table:table-cell>
          <table:table-cell office:value-type="string" table:style-name="ce66">
            <text:p>SHB 160</text:p>
          </table:table-cell>
          <table:table-cell table:number-columns-repeated="2" table:style-name="ce67"/>
          <table:table-cell table:style-name="ce58"/>
          <table:covered-table-cell/>
          <table:covered-table-cell/>
          <table:table-cell table:number-columns-repeated="2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68">
            <text:p>Wattage<text:s/></text:p>
          </table:table-cell>
          <table:table-cell office:value-type="float" office:value="240" table:style-name="ce69">
            <text:p>240</text:p>
          </table:table-cell>
          <table:table-cell office:value-type="float" office:value="160" table:style-name="ce69">
            <text:p>160</text:p>
          </table:table-cell>
          <table:table-cell table:number-columns-repeated="2" table:style-name="ce70"/>
          <table:table-cell table:style-name="ce58"/>
          <table:table-cell office:value-type="string" table:style-name="ce73">
            <text:p>No of Lamps</text:p>
          </table:table-cell>
          <table:table-cell office:value-type="float" office:value="120" table:style-name="ce74">
            <text:p>120</text:p>
          </table:table-cell>
          <table:table-cell table:style-name="ce58"/>
          <table:table-cell table:style-name="ce62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68">
            <text:p>Efficacy (Lm/W)</text:p>
          </table:table-cell>
          <table:table-cell office:value-type="float" office:value="204" table:style-name="ce69">
            <text:p>204</text:p>
          </table:table-cell>
          <table:table-cell office:value-type="float" office:value="198" table:style-name="ce69">
            <text:p>198</text:p>
          </table:table-cell>
          <table:table-cell table:number-columns-repeated="2" table:style-name="ce70"/>
          <table:table-cell table:style-name="ce58"/>
          <table:table-cell office:value-type="string" table:style-name="ce75">
            <text:p>No of Hours per day</text:p>
          </table:table-cell>
          <table:table-cell office:value-type="float" office:value="15" table:style-name="ce76">
            <text:p>15</text:p>
          </table:table-cell>
          <table:table-cell table:number-columns-repeated="2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68">
            <text:p>CAPITAL COST OF 1 LAMP</text:p>
          </table:table-cell>
          <table:table-cell office:value-type="float" office:value="140" table:style-name="ce71">
            <text:p>€140.00</text:p>
          </table:table-cell>
          <table:table-cell office:value-type="float" office:value="102" table:style-name="ce71">
            <text:p>€102.00</text:p>
          </table:table-cell>
          <table:table-cell table:number-columns-repeated="2" table:style-name="ce72"/>
          <table:table-cell table:style-name="ce58"/>
          <table:table-cell office:value-type="string" table:style-name="ce75">
            <text:p>Lumens Required from each lamp</text:p>
          </table:table-cell>
          <table:table-cell office:value-type="float" office:value="30000" table:style-name="ce77">
            <text:p>30,000</text:p>
          </table:table-cell>
          <table:table-cell table:number-columns-repeated="2" table:style-name="ce58"/>
          <table:table-cell table:number-columns-repeated="16371"/>
        </table:table-row>
        <table:table-row table:style-name="ro6">
          <table:covered-table-cell/>
          <table:covered-table-cell table:number-columns-repeated="2"/>
          <table:table-cell office:value-type="string" table:style-name="ce57">
            <text:p>SITE REQUIREMENTS</text:p>
          </table:table-cell>
          <table:table-cell table:number-columns-repeated="2" table:style-name="ce18"/>
          <table:table-cell table:number-columns-repeated="2" table:style-name="ce19"/>
          <table:table-cell table:style-name="ce58"/>
          <table:table-cell office:value-type="string" table:style-name="ce33">
            <text:p>ENERGY COST IN YOUR COUNTRY (1Kwh)</text:p>
          </table:table-cell>
          <table:table-cell office:value-type="currency" office:value="0.3" table:style-name="ce34">
            <text:p>$0.30</text:p>
          </table:table-cell>
          <table:table-cell table:number-columns-repeated="2" table:style-name="ce58"/>
          <table:table-cell table:number-columns-repeated="16371"/>
        </table:table-row>
        <table:table-row table:style-name="ro6">
          <table:covered-table-cell/>
          <table:covered-table-cell table:number-columns-repeated="2"/>
          <table:table-cell office:value-type="string" table:style-name="ce25">
            <text:p>No of Lamps</text:p>
          </table:table-cell>
          <table:table-cell office:value-type="float" office:value="120" table:formula="of:=[.$K$8]" table:style-name="ce15">
            <text:p>120</text:p>
          </table:table-cell>
          <table:table-cell office:value-type="float" office:value="120" table:formula="of:=[.$K$8]" table:style-name="ce15">
            <text:p>120</text:p>
          </table:table-cell>
          <table:table-cell office:value-type="float" office:value="120" table:formula="of:=[.$K$8]" table:style-name="ce15">
            <text:p>120</text:p>
          </table:table-cell>
          <table:table-cell office:value-type="float" office:value="120" table:formula="of:=[.$K$8]" table:style-name="ce15">
            <text:p>120</text:p>
          </table:table-cell>
          <table:table-cell table:style-name="ce58"/>
          <table:table-cell table:number-columns-repeated="2" table:style-name="ce2"/>
          <table:table-cell table:number-columns-repeated="2" table:style-name="ce58"/>
          <table:table-cell table:number-columns-repeated="16371"/>
        </table:table-row>
        <table:table-row table:style-name="ro6">
          <table:covered-table-cell/>
          <table:covered-table-cell table:number-columns-repeated="2"/>
          <table:table-cell office:value-type="string" table:style-name="ce25">
            <text:p>No of Hours per day</text:p>
          </table:table-cell>
          <table:table-cell office:value-type="float" office:value="15" table:formula="of:=[.$K$9]" table:style-name="ce15">
            <text:p>15</text:p>
          </table:table-cell>
          <table:table-cell office:value-type="float" office:value="15" table:formula="of:=[.$K$9]" table:style-name="ce15">
            <text:p>15</text:p>
          </table:table-cell>
          <table:table-cell office:value-type="float" office:value="15" table:formula="of:=[.$K$9]" table:style-name="ce15">
            <text:p>15</text:p>
          </table:table-cell>
          <table:table-cell office:value-type="float" office:value="15" table:formula="of:=[.$K$9]" table:style-name="ce15">
            <text:p>15</text:p>
          </table:table-cell>
          <table:table-cell table:style-name="ce58"/>
          <table:table-cell table:number-columns-repeated="2" table:style-name="ce2"/>
          <table:table-cell table:number-columns-repeated="2" table:style-name="ce58"/>
          <table:table-cell table:number-columns-repeated="16371"/>
        </table:table-row>
        <table:table-row table:style-name="ro7">
          <table:covered-table-cell/>
          <table:covered-table-cell table:number-columns-repeated="2"/>
          <table:table-cell office:value-type="string" table:style-name="ce78">
            <text:p>Lumens Required from each lamp</text:p>
          </table:table-cell>
          <table:table-cell office:value-type="float" office:value="30000" table:formula="of:=[.$K$10]" table:style-name="ce79">
            <text:p>30,000</text:p>
          </table:table-cell>
          <table:table-cell office:value-type="float" office:value="30000" table:formula="of:=[.$K$10]" table:style-name="ce79">
            <text:p>30,000</text:p>
          </table:table-cell>
          <table:table-cell office:value-type="float" office:value="30000" table:formula="of:=[.$K$10]" table:style-name="ce79">
            <text:p>30,000</text:p>
          </table:table-cell>
          <table:table-cell office:value-type="float" office:value="30000" table:formula="of:=[.$K$10]" table:style-name="ce79">
            <text:p>30,000</text:p>
          </table:table-cell>
          <table:table-cell table:number-columns-repeated="5" table:style-name="ce58"/>
          <table:table-cell table:number-columns-repeated="16371"/>
        </table:table-row>
        <table:table-row table:style-name="ro8">
          <table:covered-table-cell/>
          <table:covered-table-cell table:number-columns-repeated="2"/>
          <table:table-cell office:value-type="string" table:style-name="ce78">
            <text:p>ENERGY COST IN YOUR COUNTRY (1Kwh)</text:p>
          </table:table-cell>
          <table:table-cell office:value-type="currency" office:value="0.3" table:formula="of:=[.$K$11]" table:style-name="ce80">
            <text:p>$0.30</text:p>
          </table:table-cell>
          <table:table-cell office:value-type="currency" office:value="0.3" table:formula="of:=[.$K$11]" table:style-name="ce80">
            <text:p>$0.30</text:p>
          </table:table-cell>
          <table:table-cell office:value-type="currency" office:value="0.3" table:formula="of:=[.$K$11]" table:style-name="ce80">
            <text:p>$0.30</text:p>
          </table:table-cell>
          <table:table-cell office:value-type="currency" office:value="0.3" table:formula="of:=[.$K$11]" table:style-name="ce80">
            <text:p>$0.3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96">
            <text:p>YOUR CALCULATED COMPARISON COSTS</text:p>
          </table:table-cell>
          <table:table-cell table:number-columns-repeated="2" table:style-name="ce97"/>
          <table:table-cell table:number-columns-repeated="2" table:style-name="ce98"/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Total Light Output of this lamp</text:p>
          </table:table-cell>
          <table:table-cell office:value-type="float" office:value="48960" table:formula="of:=[.E8]*[.E9]" table:style-name="ce81">
            <text:p>48960</text:p>
          </table:table-cell>
          <table:table-cell office:value-type="float" office:value="31680" table:formula="of:=[.F8]*[.F9]" table:style-name="ce81">
            <text:p>31680</text:p>
          </table:table-cell>
          <table:table-cell office:value-type="float" office:value="0" table:formula="of:=[.G8]*[.G9]" table:style-name="ce82">
            <text:p>0</text:p>
          </table:table-cell>
          <table:table-cell office:value-type="float" office:value="0" table:formula="of:=[.H8]*[.H9]" table:style-name="ce82">
            <text:p>0</text:p>
          </table:table-cell>
          <table:table-cell table:number-columns-repeated="5" table:style-name="ce58"/>
          <table:table-cell table:number-columns-repeated="16371"/>
        </table:table-row>
        <table:table-row table:style-name="ro9">
          <table:covered-table-cell/>
          <table:covered-table-cell table:number-columns-repeated="2"/>
          <table:table-cell office:value-type="string" table:style-name="ce83">
            <text:p>SUITABILITY OF THIS LAMP FOR PROJECT</text:p>
          </table:table-cell>
          <table:table-cell office:value-type="string" office:string-value="OKAY" table:formula="of:=IF([.E17]&gt;[.E14];&quot;OKAY&quot;;&quot;NOT SUITABLE&quot;)" table:style-name="ce84">
            <text:p>OKAY</text:p>
          </table:table-cell>
          <table:table-cell office:value-type="string" office:string-value="OKAY" table:formula="of:=IF([.F17]&gt;[.F14];&quot;OKAY&quot;;&quot;NOT SUITABLE&quot;)" table:style-name="ce84">
            <text:p>OKAY</text:p>
          </table:table-cell>
          <table:table-cell office:value-type="string" office:string-value="NOT SUITABLE" table:formula="of:=IF([.G17]&gt;[.G14];&quot;OKAY&quot;;&quot;NOT SUITABLE&quot;)" table:style-name="ce84">
            <text:p>NOT SUITABLE</text:p>
          </table:table-cell>
          <table:table-cell office:value-type="string" office:string-value="NOT SUITABLE" table:formula="of:=IF([.H17]&gt;[.H14];&quot;OKAY&quot;;&quot;NOT SUITABLE&quot;)" table:style-name="ce84">
            <text:p>NOT SUITABLE</text:p>
          </table:table-cell>
          <table:table-cell table:number-columns-repeated="5" table:style-name="ce61"/>
          <table:table-cell table:number-columns-repeated="16371" table:style-name="ce56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Cost per 1000 Lm/Hour</text:p>
          </table:table-cell>
          <table:table-cell office:value-type="currency" office:value="1.4705882352941174E-3" table:formula="of:=([.E15]*[.E8]/1000)/([.E17]/1000)" table:style-name="ce85">
            <text:p>$0.00147</text:p>
          </table:table-cell>
          <table:table-cell office:value-type="currency" office:value="1.5151515151515152E-3" table:formula="of:=([.F15]*[.F8]/1000)/([.F17]/1000)" table:style-name="ce85">
            <text:p>$0.00152</text:p>
          </table:table-cell>
          <table:table-cell office:value-type="currency" office:value="0" table:formula="of:=IFERROR(([.G15]*[.G8]/1000)/([.G17]/1000);0)" table:style-name="ce86">
            <text:p>$0.00000</text:p>
          </table:table-cell>
          <table:table-cell office:value-type="currency" office:value="0" table:formula="of:=IFERROR(([.H15]*[.H8]/1000)/([.H17]/1000);0)" table:style-name="ce86">
            <text:p>$0.0000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Cost per 30,000 Lm</text:p>
          </table:table-cell>
          <table:table-cell office:value-type="currency" office:value="4.4117647058823525E-2" table:formula="of:=[.E19]*([.E14]/1000)" table:style-name="ce87">
            <text:p>$0.0441</text:p>
          </table:table-cell>
          <table:table-cell office:value-type="currency" office:value="4.5454545454545456E-2" table:formula="of:=[.F19]*([.F14]/1000)" table:style-name="ce87">
            <text:p>$0.0455</text:p>
          </table:table-cell>
          <table:table-cell office:value-type="currency" office:value="0" table:formula="of:=[.G19]*([.G14]/1000)" table:style-name="ce88">
            <text:p>$0.0000</text:p>
          </table:table-cell>
          <table:table-cell office:value-type="currency" office:value="0" table:formula="of:=[.H19]*([.H14]/1000)" table:style-name="ce88">
            <text:p>$0.000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ENERGY COST OF SITE PER DAY</text:p>
          </table:table-cell>
          <table:table-cell office:value-type="currency" office:value="79.411764705882348" table:formula="of:=[.E13]*[.E12]*[.E20]" table:style-name="ce80">
            <text:p>$79.41</text:p>
          </table:table-cell>
          <table:table-cell office:value-type="currency" office:value="81.818181818181827" table:formula="of:=[.F13]*[.F12]*[.F20]" table:style-name="ce80">
            <text:p>$81.82</text:p>
          </table:table-cell>
          <table:table-cell office:value-type="currency" office:value="0" table:formula="of:=[.G13]*[.G12]*[.G20]" table:style-name="ce89">
            <text:p>$0.00</text:p>
          </table:table-cell>
          <table:table-cell office:value-type="currency" office:value="0" table:formula="of:=[.H13]*[.H12]*[.H20]" table:style-name="ce89">
            <text:p>$0.0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ENERGY COST OF SITE PER YEAR</text:p>
          </table:table-cell>
          <table:table-cell office:value-type="currency" office:value="28985.294117647056" table:formula="of:=[.E21]*365" table:style-name="ce80">
            <text:p>$28,985.29</text:p>
          </table:table-cell>
          <table:table-cell office:value-type="currency" office:value="29863.636363636368" table:formula="of:=[.F21]*365" table:style-name="ce80">
            <text:p>$29,863.64</text:p>
          </table:table-cell>
          <table:table-cell office:value-type="currency" office:value="0" table:formula="of:=[.G21]*365" table:style-name="ce89">
            <text:p>$0.00</text:p>
          </table:table-cell>
          <table:table-cell office:value-type="currency" office:value="0" table:formula="of:=[.H21]*365" table:style-name="ce89">
            <text:p>$0.0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covered-table-cell/>
          <table:covered-table-cell table:number-columns-repeated="2"/>
          <table:table-cell office:value-type="string" table:style-name="ce78">
            <text:p>ENERGY COST OF SITE PER 5 YEARS</text:p>
          </table:table-cell>
          <table:table-cell office:value-type="currency" office:value="144926.47058823527" table:formula="of:=[.E22]*5" table:style-name="ce80">
            <text:p>$144,926.47</text:p>
          </table:table-cell>
          <table:table-cell office:value-type="currency" office:value="149318.18181818182" table:formula="of:=[.F22]*5" table:style-name="ce80">
            <text:p>$149,318.18</text:p>
          </table:table-cell>
          <table:table-cell office:value-type="currency" office:value="0" table:formula="of:=[.G22]*5" table:style-name="ce89">
            <text:p>$0.00</text:p>
          </table:table-cell>
          <table:table-cell office:value-type="currency" office:value="0" table:formula="of:=[.H22]*5" table:style-name="ce89">
            <text:p>$0.00</text:p>
          </table:table-cell>
          <table:table-cell table:number-columns-repeated="5" table:style-name="ce58"/>
          <table:table-cell table:number-columns-repeated="16371"/>
        </table:table-row>
        <table:table-row table:style-name="ro9">
          <table:covered-table-cell/>
          <table:covered-table-cell table:number-columns-repeated="2"/>
          <table:table-cell office:value-type="string" table:style-name="ce99">
            <text:p>THE BOTTOM LINE</text:p>
          </table:table-cell>
          <table:table-cell table:number-columns-repeated="2" table:style-name="ce100"/>
          <table:table-cell table:number-columns-repeated="2" table:style-name="ce101"/>
          <table:table-cell table:number-columns-repeated="5" table:style-name="ce58"/>
          <table:table-cell table:number-columns-repeated="16371"/>
        </table:table-row>
        <table:table-row table:style-name="ro9">
          <table:covered-table-cell/>
          <table:covered-table-cell table:number-columns-repeated="2"/>
          <table:table-cell office:value-type="string" table:style-name="ce90">
            <text:p>CAPITAL COST OF ALL LAMPS</text:p>
          </table:table-cell>
          <table:table-cell office:value-type="float" office:value="16800" table:formula="of:=[.E10]*[.E12]" table:style-name="ce91">
            <text:p>€16,800.00</text:p>
          </table:table-cell>
          <table:table-cell office:value-type="float" office:value="12240" table:formula="of:=[.F10]*[.F12]" table:style-name="ce91">
            <text:p>€12,240.00</text:p>
          </table:table-cell>
          <table:table-cell office:value-type="float" office:value="0" table:formula="of:=[.G10]*[.G12]" table:style-name="ce92">
            <text:p>€0.00</text:p>
          </table:table-cell>
          <table:table-cell office:value-type="float" office:value="0" table:formula="of:=[.H10]*[.H12]" table:style-name="ce92">
            <text:p>€0.00</text:p>
          </table:table-cell>
          <table:table-cell table:number-columns-repeated="5" table:style-name="ce58"/>
          <table:table-cell table:number-columns-repeated="16371"/>
        </table:table-row>
        <table:table-row table:style-name="ro9">
          <table:covered-table-cell/>
          <table:covered-table-cell table:number-columns-repeated="2"/>
          <table:table-cell office:value-type="string" table:style-name="ce93">
            <text:p>CAPITAL COST + ENERGY COSTS FOR 5 YEARS</text:p>
          </table:table-cell>
          <table:table-cell office:value-type="currency" office:value="161726.47058823527" table:formula="of:=[.E25]+[.E23]" table:style-name="ce94">
            <text:p>$161,726.47</text:p>
          </table:table-cell>
          <table:table-cell office:value-type="currency" office:value="161558.18181818182" table:formula="of:=[.F25]+[.F23]" table:style-name="ce94">
            <text:p>$161,558.18</text:p>
          </table:table-cell>
          <table:table-cell office:value-type="currency" office:value="0" table:formula="of:=[.G25]+[.G23]" table:style-name="ce95">
            <text:p>$0.00</text:p>
          </table:table-cell>
          <table:table-cell office:value-type="currency" office:value="0" table:formula="of:=[.H25]+[.H23]" table:style-name="ce95">
            <text:p>$0.00</text:p>
          </table:table-cell>
          <table:table-cell table:number-columns-repeated="5" table:style-name="ce58"/>
          <table:table-cell table:number-columns-repeated="16371"/>
        </table:table-row>
        <table:table-row table:style-name="ro4">
          <table:table-cell table:style-name="ce58"/>
          <table:table-cell table:number-columns-repeated="3" table:style-name="ce102"/>
          <table:table-cell table:number-columns-repeated="9" table:style-name="ce58"/>
          <table:table-cell table:number-columns-repeated="16371"/>
        </table:table-row>
        <table:table-row table:style-name="ro10">
          <table:table-cell table:style-name="ce58"/>
          <table:table-cell table:number-columns-repeated="3" table:style-name="ce102"/>
          <table:table-cell table:number-columns-repeated="9" table:style-name="ce58"/>
          <table:table-cell table:number-columns-repeated="16371"/>
        </table:table-row>
        <table:table-row table:style-name="ro10">
          <table:table-cell table:style-name="ce58"/>
          <table:table-cell table:number-columns-repeated="2" table:style-name="ce102"/>
          <table:table-cell office:value-type="string" table:number-columns-spanned="5" table:number-rows-spanned="13" table:style-name="ce108">
            <text:p><text:span text:style-name="T2">ADVANTAGES OF QUALITY<text:tab/></text:span></text:p>
            <text:p>IMAGINE YOUR CAR RUNNING FLAT OUT AT FULL REVS<text:tab/></text:p>
            <text:p>THE LIFE SPAN OF THE CAR WILL BE REDUCED<text:tab/></text:p>
            <text:p>NOW IMAGINE YOUR CAR RUNNING AT 30% REVS</text:p>
            <text:p>THE LIFE SPAN OF THE CAR WILL BE DRAMATICALLY INCREASED<text:tab/></text:p>
            <text:p>OUR LAMPS RUN AT 30% OF FULL POWER<text:tab/></text:p>
            <text:p>THEY RUN COOL<text:tab/></text:p>
            <text:p>THE WARRANTY IS 8 YEARS<text:tab/></text:p>
            <text:p>THE LAMPS ARE EVEN RENEWABLE AT THIS STAGE - VASTLY REDUCED COST<text:tab/></text:p>
            <text:p>NO NEED TO BUY NEW LAMPS - JUST REPLACE THE PARTS AT A FRACTION OF THE COST<text:tab/></text:p>
          </table:table-cell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number-rows-repeated="3" table:style-name="ro10">
          <table:table-cell table:style-name="ce58"/>
          <table:table-cell table:number-columns-repeated="2" table:style-name="ce10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number-rows-repeated="2" table:style-name="ro10">
          <table:table-cell/>
          <table:table-cell table:number-columns-repeated="2" table:style-name="ce10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style-name="ro9">
          <table:table-cell/>
          <table:table-cell table:number-columns-repeated="2" table:style-name="ce10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number-rows-repeated="4" table:style-name="ro10">
          <table:table-cell/>
          <table:table-cell table:number-columns-repeated="2" table:style-name="ce10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number-rows-repeated="2" table:style-name="ro4">
          <table:table-cell/>
          <table:table-cell table:number-columns-repeated="2" table:style-name="ce102"/>
          <table:covered-table-cell/>
          <table:covered-table-cell table:number-columns-repeated="4"/>
          <table:table-cell table:number-columns-repeated="5" table:style-name="ce58"/>
          <table:table-cell table:number-columns-repeated="16371"/>
        </table:table-row>
        <table:table-row table:number-rows-repeated="3" table:style-name="ro4" table:visibility="collapse">
          <table:table-cell/>
          <table:table-cell table:number-columns-repeated="2" table:style-name="ce102"/>
          <table:table-cell table:style-name="ce60"/>
          <table:table-cell table:number-columns-repeated="4" table:style-name="ce2"/>
          <table:table-cell table:number-columns-repeated="3" table:style-name="ce58"/>
          <table:table-cell table:number-columns-repeated="16373" table:style-name="ce2"/>
        </table:table-row>
        <table:table-row table:number-rows-repeated="2" table:style-name="ro4" table:visibility="collapse">
          <table:table-cell/>
          <table:table-cell table:number-columns-repeated="2" table:style-name="ce102"/>
          <table:table-cell table:style-name="ce60"/>
          <table:table-cell table:number-columns-repeated="4" table:style-name="ce2"/>
          <table:table-cell table:style-name="ce58"/>
          <table:table-cell table:number-columns-repeated="16375" table:style-name="ce2"/>
        </table:table-row>
        <table:table-row table:number-rows-repeated="2" table:style-name="ro4" table:visibility="collapse">
          <table:table-cell/>
          <table:table-cell table:number-columns-repeated="2" table:style-name="ce102"/>
          <table:table-cell table:number-columns-repeated="5" table:style-name="ce2"/>
          <table:table-cell table:style-name="ce58"/>
          <table:table-cell table:number-columns-repeated="16375" table:style-name="ce2"/>
        </table:table-row>
        <table:table-row table:number-rows-repeated="2" table:style-name="ro4" table:visibility="collapse">
          <table:table-cell/>
          <table:table-cell table:number-columns-repeated="2" table:style-name="ce102"/>
          <table:table-cell table:style-name="ce54"/>
          <table:table-cell table:number-columns-repeated="16380"/>
        </table:table-row>
        <table:table-row table:number-rows-repeated="8" table:style-name="ro10" table:visibility="collapse">
          <table:table-cell/>
          <table:table-cell table:number-columns-repeated="2" table:style-name="ce102"/>
          <table:table-cell table:style-name="ce54"/>
          <table:table-cell table:number-columns-repeated="16380"/>
        </table:table-row>
        <table:table-row table:style-name="ro10" table:visibility="collapse">
          <table:table-cell/>
          <table:table-cell table:number-columns-repeated="2" table:style-name="ce102"/>
          <table:table-cell table:style-name="ce60"/>
          <table:table-cell table:number-columns-repeated="16380"/>
        </table:table-row>
        <table:table-row table:number-rows-repeated="1048517" table:style-name="ro11">
          <table:table-cell table:number-columns-repeated="16384"/>
        </table:table-row>
      </table:table>
      <table:table table:name="Sheet3" table:style-name="ta1">
        <table:table-column table:style-name="co11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text>€</number:text>
      <number:number number:decimal-places="2" number:min-decimal-places="2" number:min-integer-digits="1" number:grouping="true"/>
    </number:number-style>
    <number:currency-style style:name="N37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39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Jerry Kochanski</meta:initial-creator>
    <dc:creator/>
    <meta:creation-date>2025-03-23T22:03:34Z</meta:creation-date>
    <dc:date>2025-03-31T15:16:30Z</dc:date>
  </office:meta>
</office:document-meta>
</file>